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948a54" draw:marker-end="msArrowStealthEnd_20_6" draw:marker-end-width="0.237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 style:list-style-name="L1">
      <style:graphic-properties draw:stroke="none" svg:stroke-width="0.026cm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1">
      <style:graphic-properties draw:stroke="solid" svg:stroke-width="0.026cm" svg:stroke-color="#c4bd97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.026cm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79cm" svg:stroke-color="#c4bd97" draw:marker-end="msArrowStealthEnd_20_6" draw:marker-end-width="0.237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1">
      <style:graphic-properties draw:stroke="none" svg:stroke-width="0.026cm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1">
      <style:graphic-properties draw:stroke="none" svg:stroke-width="0.026cm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1">
      <style:graphic-properties draw:stroke="solid" svg:stroke-width="0.026cm" svg:stroke-color="#c4bd97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1">
      <style:graphic-properties draw:stroke="none" svg:stroke-width="0.026cm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 style:list-style-name="L1">
      <style:graphic-properties draw:stroke="none" svg:stroke-width="0.026cm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 style:list-style-name="L1">
      <style:graphic-properties draw:stroke="solid" svg:stroke-width="0.026cm" svg:stroke-color="#c4bd97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1">
      <style:graphic-properties draw:stroke="none" svg:stroke-width="0.026cm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1">
      <style:graphic-properties draw:stroke="solid" svg:stroke-width="0.026cm" svg:stroke-color="#c4bd97" draw:marker-end="msArrowStealthEnd_20_6" draw:marker-end-width="0.21cm" draw:marker-end-center="false" draw:fill="solid" draw:fill-color="#17375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4pt" style:font-size-asian="14pt" style:font-size-complex="14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Straight Arrow Connector 12" draw:style-name="gr1" draw:text-style-name="P1" draw:layer="layout" svg:width="3.112cm" svg:height="1.453cm" svg:x="4.54cm" svg:y="6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" draw:text-style-name="P1" draw:layer="layout" svg:width="0.001cm" svg:height="3.41cm" svg:x="4.54cm" svg:y="4.6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1" draw:text-style-name="P1" draw:layer="layout" svg:width="2.931cm" svg:height="1.453cm" svg:x="1.606cm" svg:y="6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0" draw:style-name="gr2" draw:text-style-name="P3" draw:layer="layout" svg:width="8.464cm" svg:height="1.48cm" svg:x="0.736cm" svg:y="4.511cm">
          <text:p text:style-name="P2"><text:span text:style-name="T1"><text:line-break/></text:span><text:span text:style-name="T1">Split by </text:span></text:p>
          <text:p text:style-name="P2"><text:span text:style-name="T1">chromos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5" draw:layer="layout" svg:width="6.933cm" svg:height="1.274cm" svg:x="1.073cm" svg:y="8.054cm">
          <text:p text:style-name="P4"><text:span text:style-name="T2">Realign/Recalib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" draw:text-style-name="P5" draw:layer="layout" svg:width="5.955cm" svg:height="1.079cm" svg:x="1.608cm" svg:y="11.033cm">
          <text:p text:style-name="P4"><text:span text:style-name="T2">Variant cal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1" draw:text-style-name="P1" draw:layer="layout" svg:width="0.001cm" svg:height="1.754cm" svg:x="6.995cm" svg:y="9.2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" draw:text-style-name="P1" draw:layer="layout" svg:width="0.001cm" svg:height="1.754cm" svg:x="2.085cm" svg:y="9.2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" draw:text-style-name="P1" draw:layer="layout" svg:width="0.045cm" svg:height="1.704cm" svg:x="4.54cm" svg:y="9.3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1" draw:style-name="gr5" draw:text-style-name="P6" draw:layer="layout" svg:width="5.637cm" svg:height="1.38cm" svg:x="0.447cm" svg:y="0.9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1" draw:text-style-name="P1" draw:layer="layout" svg:width="0.022cm" svg:height="2.221cm" svg:x="4.54cm" svg:y="1.173cm">
          <text:p/>
          <draw:enhanced-geometry draw:mirror-horizontal="true" draw:mirror-vertical="false" svg:viewBox="0 0 21600 21600" draw:type="mso-spt32" draw:enhanced-path="M 0 0 L 21600 21600 N"/>
        </draw:custom-shape>
        <draw:g draw:name="Group 39">
          <draw:custom-shape draw:name="Straight Arrow Connector 25" draw:style-name="gr6" draw:text-style-name="P1" draw:layer="layout" svg:width="1.958cm" svg:height="2.242cm" svg:x="2.471cm" svg:y="12.0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6" draw:style-name="gr6" draw:text-style-name="P1" draw:layer="layout" svg:width="0.001cm" svg:height="1.721cm" svg:x="4.505cm" svg:y="12.5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7" draw:style-name="gr6" draw:text-style-name="P1" draw:layer="layout" svg:width="2.006cm" svg:height="2.242cm" svg:x="4.505cm" svg:y="11.98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Rectangle 29" draw:style-name="gr7" draw:text-style-name="P5" draw:layer="layout" svg:width="4.91cm" svg:height="1.201cm" svg:x="2.085cm" svg:y="3.395cm">
          <text:p text:style-name="P4"><text:span text:style-name="T2">Al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8" draw:text-style-name="P5" draw:layer="layout" svg:width="5.262cm" svg:height="1.023cm" svg:x="2.011cm" svg:y="14.28cm">
          <text:p text:style-name="P4"><text:span text:style-name="T2">merge-s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8" draw:layer="layout" svg:width="4.336cm" svg:height="0.972cm" svg:x="2.394cm" svg:y="0.2cm">
          <text:p text:style-name="P7"><text:span text:style-name="T3">Input sample file (fastq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1" draw:text-style-name="P1" draw:layer="layout" svg:width="3.112cm" svg:height="1.453cm" svg:x="12.01cm" svg:y="6.5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" draw:text-style-name="P1" draw:layer="layout" svg:width="0.001cm" svg:height="3.41cm" svg:x="12.01cm" svg:y="4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1" draw:text-style-name="P1" draw:layer="layout" svg:width="2.931cm" svg:height="1.453cm" svg:x="9.076cm" svg:y="6.5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0" draw:style-name="gr10" draw:text-style-name="P3" draw:layer="layout" svg:width="8.464cm" svg:height="1.48cm" svg:x="8.206cm" svg:y="4.453cm">
          <text:p text:style-name="P2"><text:span text:style-name="T1"><text:line-break/></text:span><text:span text:style-name="T1">Split by </text:span></text:p>
          <text:p text:style-name="P2"><text:span text:style-name="T1">chromos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5" draw:layer="layout" svg:width="6.933cm" svg:height="1.274cm" svg:x="8.543cm" svg:y="7.996cm">
          <text:p text:style-name="P4"><text:span text:style-name="T2">Realign/Recalib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5" draw:layer="layout" svg:width="5.955cm" svg:height="1.079cm" svg:x="9.078cm" svg:y="10.975cm">
          <text:p text:style-name="P4"><text:span text:style-name="T2">Variant cal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1" draw:text-style-name="P1" draw:layer="layout" svg:width="0.001cm" svg:height="1.754cm" svg:x="14.465cm" svg:y="9.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" draw:text-style-name="P1" draw:layer="layout" svg:width="0.001cm" svg:height="1.754cm" svg:x="9.555cm" svg:y="9.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" draw:text-style-name="P1" draw:layer="layout" svg:width="0.045cm" svg:height="1.704cm" svg:x="12.01cm" svg:y="9.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1" draw:text-style-name="P1" draw:layer="layout" svg:width="0.022cm" svg:height="2.221cm" svg:x="12.01cm" svg:y="1.115cm">
          <text:p/>
          <draw:enhanced-geometry draw:mirror-horizontal="true" draw:mirror-vertical="false" svg:viewBox="0 0 21600 21600" draw:type="mso-spt32" draw:enhanced-path="M 0 0 L 21600 21600 N"/>
        </draw:custom-shape>
        <draw:g draw:name="Group 39">
          <draw:custom-shape draw:name="Straight Arrow Connector 25" draw:style-name="gr6" draw:text-style-name="P1" draw:layer="layout" svg:width="1.958cm" svg:height="2.242cm" svg:x="9.941cm" svg:y="11.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6" draw:style-name="gr6" draw:text-style-name="P1" draw:layer="layout" svg:width="0.001cm" svg:height="1.721cm" svg:x="11.975cm" svg:y="12.4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7" draw:style-name="gr6" draw:text-style-name="P1" draw:layer="layout" svg:width="2.006cm" svg:height="2.242cm" svg:x="11.975cm" svg:y="11.93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Rectangle 29" draw:style-name="gr13" draw:text-style-name="P5" draw:layer="layout" svg:width="4.91cm" svg:height="1.201cm" svg:x="9.555cm" svg:y="3.337cm">
          <text:p text:style-name="P4"><text:span text:style-name="T2">Al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4" draw:text-style-name="P5" draw:layer="layout" svg:width="5.262cm" svg:height="1.023cm" svg:x="9.481cm" svg:y="14.222cm">
          <text:p text:style-name="P4"><text:span text:style-name="T2">merge-s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" draw:text-style-name="P8" draw:layer="layout" svg:width="4.336cm" svg:height="0.972cm" svg:x="9.864cm" svg:y="0.142cm">
          <text:p text:style-name="P7"><text:span text:style-name="T4">Input sample file (fastq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1" draw:text-style-name="P1" draw:layer="layout" svg:width="3.112cm" svg:height="1.453cm" svg:x="23.404cm" svg:y="6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" draw:text-style-name="P1" draw:layer="layout" svg:width="0.001cm" svg:height="3.41cm" svg:x="23.404cm" svg:y="4.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1" draw:text-style-name="P1" draw:layer="layout" svg:width="2.931cm" svg:height="1.453cm" svg:x="20.47cm" svg:y="6.6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10" draw:style-name="gr16" draw:text-style-name="P3" draw:layer="layout" svg:width="8.464cm" svg:height="1.48cm" svg:x="19.6cm" svg:y="4.608cm">
          <text:p text:style-name="P2"><text:span text:style-name="T1"><text:line-break/></text:span><text:span text:style-name="T1">Split by </text:span></text:p>
          <text:p text:style-name="P2"><text:span text:style-name="T1">chromos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5" draw:layer="layout" svg:width="6.933cm" svg:height="1.274cm" svg:x="19.937cm" svg:y="8.151cm">
          <text:p text:style-name="P4"><text:span text:style-name="T2">Realign/Recalib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5" draw:layer="layout" svg:width="5.955cm" svg:height="1.079cm" svg:x="20.472cm" svg:y="11.13cm">
          <text:p text:style-name="P4"><text:span text:style-name="T2">Variant cal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1" draw:text-style-name="P1" draw:layer="layout" svg:width="0.001cm" svg:height="1.754cm" svg:x="25.859cm" svg:y="9.3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" draw:text-style-name="P1" draw:layer="layout" svg:width="0.001cm" svg:height="1.754cm" svg:x="20.949cm" svg:y="9.3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" draw:text-style-name="P1" draw:layer="layout" svg:width="0.045cm" svg:height="1.704cm" svg:x="23.404cm" svg:y="9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1" draw:text-style-name="P1" draw:layer="layout" svg:width="0.022cm" svg:height="2.221cm" svg:x="23.404cm" svg:y="1.27cm">
          <text:p/>
          <draw:enhanced-geometry draw:mirror-horizontal="true" draw:mirror-vertical="false" svg:viewBox="0 0 21600 21600" draw:type="mso-spt32" draw:enhanced-path="M 0 0 L 21600 21600 N"/>
        </draw:custom-shape>
        <draw:g draw:name="Group 39">
          <draw:custom-shape draw:name="Straight Arrow Connector 25" draw:style-name="gr6" draw:text-style-name="P1" draw:layer="layout" svg:width="1.958cm" svg:height="2.242cm" svg:x="21.335cm" svg:y="12.1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6" draw:style-name="gr6" draw:text-style-name="P1" draw:layer="layout" svg:width="0.001cm" svg:height="1.721cm" svg:x="23.369cm" svg:y="12.6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7" draw:style-name="gr6" draw:text-style-name="P1" draw:layer="layout" svg:width="2.006cm" svg:height="2.242cm" svg:x="23.369cm" svg:y="12.08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Rectangle 29" draw:style-name="gr19" draw:text-style-name="P5" draw:layer="layout" svg:width="4.91cm" svg:height="1.201cm" svg:x="20.949cm" svg:y="3.492cm">
          <text:p text:style-name="P4"><text:span text:style-name="T2">Al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0" draw:text-style-name="P5" draw:layer="layout" svg:width="5.262cm" svg:height="1.023cm" svg:x="20.875cm" svg:y="14.377cm">
          <text:p text:style-name="P4"><text:span text:style-name="T2">merge-s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1" draw:text-style-name="P8" draw:layer="layout" svg:width="4.336cm" svg:height="0.972cm" svg:x="21.258cm" svg:y="0.297cm">
          <text:p text:style-name="P7"><text:span text:style-name="T4">Input sample file (fastq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2" draw:text-style-name="P5" draw:layer="layout" svg:width="10.31cm" svg:height="1.201cm" svg:x="9.8cm" svg:y="17.799cm">
          <text:p text:style-name="P4"><text:span text:style-name="T2">Joint Genoty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StealthEnd_20_6" draw:display-name="msArrowStealthEnd 6" svg:viewBox="0 0 300 500" svg:d="M150 0l150 500-150-200-1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5:47:44.686950688</meta:creation-date>
    <dc:date>2016-09-08T16:03:21.439082810</dc:date>
    <meta:editing-duration>PT2M25S</meta:editing-duration>
    <meta:editing-cycles>2</meta:editing-cycles>
    <meta:generator>LibreOffice/4.2.8.2$Linux_X86_64 LibreOffice_project/420m0$Build-2</meta:generator>
    <meta:document-statistic meta:object-count="76"/>
  </office:meta>
</office:document-meta>
</file>